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Verdana" svg:font-family="Verdana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.727cm" fo:margin-left="-0.206cm" fo:margin-top="0cm" fo:margin-bottom="0cm" table:align="left"/>
    </style:style>
    <style:style style:name="Table1.A" style:family="table-column">
      <style:table-column-properties style:column-width="7.354cm"/>
    </style:style>
    <style:style style:name="Table1.B" style:family="table-column">
      <style:table-column-properties style:column-width="10.3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1pt solid #000001"/>
    </style:style>
    <style:style style:name="Table1.A5" style:family="table-cell">
      <style:table-cell-properties style:vertical-align="middle" fo:padding="0.049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29bbea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margin-top="0cm" fo:margin-bottom="0.499cm" style:contextual-spacing="false" fo:line-height="100%"/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style:font-name="Liberation Mono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62b0b7" style:font-name-asian="Times New Roman2" style:font-size-asian="12pt" style:font-style-asian="normal" style:font-weight-asian="normal" style:font-name-complex="Times New Roman2" style:font-size-complex="12pt"/>
    </style:style>
    <style:style style:name="P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96ded" style:font-name-asian="Times New Roman2" style:font-size-asian="12pt" style:font-style-asian="normal" style:font-weight-asian="normal" style:font-name-complex="Times New Roman2" style:font-size-complex="12pt"/>
    </style:style>
    <style:style style:name="P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e93" officeooo:paragraph-rsid="00172e93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29946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68474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d904f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9246a6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10922b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27a051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055b4d6" officeooo:paragraph-rsid="0055b4d6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fo:font-weight="normal" officeooo:paragraph-rsid="0026f5d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Mono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96ded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b1db00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9246a6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45dda0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rsid="0110922b" officeooo:paragraph-rsid="0110922b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bold" officeooo:rsid="005aedb9" officeooo:paragraph-rsid="005aedb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normal" officeooo:rsid="006d4785" officeooo:paragraph-rsid="006d478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aedb9" officeooo:paragraph-rsid="005aedb9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ad8fd4" style:font-name-asian="Times New Roman2" style:font-size-asian="12pt" style:font-style-asian="normal" style:font-weight-asian="normal" style:font-name-complex="Times New Roman2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83a2b" style:font-name-asian="Times New Roman2" style:font-size-asian="12pt" style:font-style-asian="normal" style:font-weight-asian="normal" style:font-name-complex="Times New Roman2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a02fd" style:font-name-asian="Times New Roman2" style:font-size-asian="12pt" style:font-style-asian="normal" style:font-weight-asian="normal" style:font-name-complex="Times New Roman2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cb1a0" style:font-name-asian="Times New Roman2" style:font-size-asian="12pt" style:font-style-asian="normal" style:font-weight-asian="normal" style:font-name-complex="Times New Roman2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62b0b7" style:font-name-asian="Times New Roman2" style:font-size-asian="12pt" style:font-style-asian="normal" style:font-weight-asian="normal" style:font-name-complex="Times New Roman2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63e271" style:font-name-asian="Times New Roman2" style:font-size-asian="12pt" style:font-style-asian="normal" style:font-weight-asian="normal" style:font-name-complex="Times New Roman2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b3bb97" officeooo:paragraph-rsid="00b3bb97" style:font-name-asian="Times New Roman2" style:font-size-asian="12pt" style:font-style-asian="normal" style:font-weight-asian="normal" style:font-name-complex="Times New Roman2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1207c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2fca5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384ec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489090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fc5bda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125df4c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1053247" officeooo:paragraph-rsid="01053247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72e93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e32b" style:font-name-asian="Times New Roman2" style:font-size-asian="12pt" style:font-style-asian="normal" style:font-weight-asian="normal" style:font-name-complex="Times New Roman2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a02fd" style:font-name-asian="Times New Roman2" style:font-size-asian="12pt" style:font-style-asian="normal" style:font-weight-asian="normal" style:font-name-complex="Times New Roman2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71176e" style:font-name-asian="Times New Roman2" style:font-size-asian="12pt" style:font-style-asian="normal" style:font-weight-asian="normal" style:font-name-complex="Times New Roman2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1207c" style:font-name-asian="Times New Roman2" style:font-size-asian="12pt" style:font-style-asian="normal" style:font-weight-asian="normal" style:font-name-complex="Times New Roman2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83a2b" style:font-name-asian="Times New Roman2" style:font-size-asian="12pt" style:font-style-asian="normal" style:font-weight-asian="normal" style:font-name-complex="Times New Roman2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b3bb97" style:font-name-asian="Times New Roman2" style:font-size-asian="12pt" style:font-style-asian="normal" style:font-weight-asian="normal" style:font-name-complex="Times New Roman2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officeooo:paragraph-rsid="00fd2d51" style:font-name-asian="Times New Roman2" style:font-size-asian="12pt" style:font-style-asian="normal" style:font-weight-asian="bold" style:font-name-complex="Times New Roman2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125df4c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rsid="0107b752" officeooo:paragraph-rsid="0107b752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5e32b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keep-with-next="auto">
        <style:background-image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bf580" fo:background-color="#ffffff" style:font-name-asian="Times New Roman2" style:font-size-asian="12pt" style:font-style-asian="normal" style:font-weight-asian="normal" style:font-name-complex="Times New Roman2" style:font-size-complex="12pt"/>
    </style:style>
    <style:style style:name="P6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7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/>
    </style:style>
    <style:style style:name="P68" style:family="paragraph" style:parent-style-name="Standard">
      <style:paragraph-properties fo:margin-top="0cm" fo:margin-bottom="0cm" style:contextual-spacing="false"/>
      <style:text-properties style:font-name="Liberation Serif"/>
    </style:style>
    <style:style style:name="P69" style:family="paragraph" style:parent-style-name="Standard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728e69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/>
      <style:text-properties style:font-name="Liberation Serif" fo:font-size="12pt" officeooo:rsid="007f1a40" officeooo:paragraph-rsid="007f1a40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809845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5080dc" style:font-size-asian="12pt" style:font-size-complex="12pt"/>
    </style:style>
    <style:style style:name="P74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rsid="003b8c27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style:font-size-asian="12pt" style:font-size-complex="12pt"/>
    </style:style>
    <style:style style:name="P76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officeooo:rsid="007f1a40" officeooo:paragraph-rsid="007f1a40" style:font-size-asian="12pt" style:font-size-complex="12pt"/>
    </style:style>
    <style:style style:name="P77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fo:font-weight="bold" officeooo:paragraph-rsid="00809845" style:font-size-asian="12pt" style:font-weight-asian="bold" style:font-size-complex="12pt"/>
    </style:style>
    <style:style style:name="P78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Serif" fo:font-size="12pt" fo:font-weight="bold" officeooo:paragraph-rsid="003d7f7e" style:font-size-asian="12pt" style:font-weight-asian="bold" style:font-size-complex="12pt"/>
    </style:style>
    <style:style style:name="P79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weight="bold" style:font-size-asian="12pt" style:font-weight-asian="bold" style:font-size-complex="12pt"/>
    </style:style>
    <style:style style:name="P80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2pt" fo:font-style="normal" fo:font-weight="bold" officeooo:paragraph-rsid="0051b6a1" style:font-size-asian="12pt" style:font-style-asian="normal" style:font-weight-asian="bold" style:font-size-complex="12pt" style:font-style-complex="normal"/>
    </style:style>
    <style:style style:name="P82" style:family="paragraph" style:parent-style-name="Standard">
      <style:paragraph-properties fo:margin-top="0cm" fo:margin-bottom="0cm" style:contextual-spacing="false"/>
      <style:text-properties fo:font-variant="normal" fo:text-transform="none" style:font-name="Liberation Mono" fo:font-size="10pt" fo:font-weight="bold" style:font-size-asian="10pt" style:font-weight-asian="bold" style:font-size-complex="10pt"/>
    </style:style>
    <style:style style:name="P83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style:font-name="Liberation Serif" fo:font-size="12pt" style:font-size-asian="12pt" style:font-size-complex="12pt"/>
    </style:style>
    <style:style style:name="P84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fo:font-variant="normal" fo:text-transform="none" style:font-name="Liberation Serif" fo:font-size="12pt" fo:background-color="#ffffff" style:font-size-asian="12pt" style:font-size-complex="12pt"/>
    </style:style>
    <style:style style:name="P85" style:family="paragraph" style:parent-style-name="Standard">
      <style:paragraph-properties fo:margin-top="0cm" fo:margin-bottom="0cm" style:contextual-spacing="false" fo:background-color="#ffffff">
        <style:background-image/>
      </style:paragraph-properties>
      <style:text-properties fo:font-variant="normal" fo:text-transform="none" style:font-name="Liberation Mono" fo:font-size="12pt" fo:font-weight="bold" fo:background-color="#ffffff" style:font-size-asian="12pt" style:font-weight-asian="bold" style:font-size-complex="12pt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172e93" style:font-size-asian="12pt" style:font-size-complex="12pt"/>
    </style:style>
    <style:style style:name="P87" style:family="paragraph" style:parent-style-name="Heading_20_2">
      <style:paragraph-properties fo:margin-top="0.423cm" fo:margin-bottom="0.212cm" style:contextual-spacing="false"/>
      <style:text-properties style:font-name="Liberation Serif"/>
    </style:style>
    <style:style style:name="P88" style:family="paragraph" style:parent-style-name="Standard" style:list-style-name="WWNum5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89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90" style:family="paragraph" style:parent-style-name="Standard" style:list-style-name="WWNum5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1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2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3" style:family="paragraph" style:parent-style-name="Standard" style:list-style-name="WWNum5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94" style:family="paragraph" style:parent-style-name="Standard" style:list-style-name="WWNum6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Serif" fo:font-size="12pt" style:font-size-asian="12pt" style:font-size-complex="12pt"/>
    </style:style>
    <style:style style:name="P95" style:family="paragraph" style:parent-style-name="Standard" style:list-style-name="WWNum7">
      <style:paragraph-properties fo:margin-left="1.247cm" fo:margin-right="0cm" fo:margin-top="0cm" fo:margin-bottom="0.499cm" style:contextual-spacing="true" fo:line-height="100%" fo:text-indent="-0.499cm" style:auto-text-indent="false"/>
      <style:text-properties style:font-name="Liberation Serif" fo:font-size="12pt" style:font-size-asian="12pt" style:font-size-complex="12pt"/>
    </style:style>
    <style:style style:name="P96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26f5df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97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paragraph-rsid="0026f5df" style:font-size-asian="12pt" style:font-weight-asian="normal" style:font-size-complex="12pt" style:font-weight-complex="normal"/>
    </style:style>
    <style:style style:name="P98" style:family="paragraph" style:parent-style-name="Standard" style:list-style-name="WWNum10">
      <style:paragraph-properties fo:margin-left="1.27cm" fo:margin-right="0cm" fo:margin-top="0cm" fo:margin-bottom="0.499cm" style:contextual-spacing="true" fo:line-height="100%" fo:text-align="start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9" style:family="paragraph" style:parent-style-name="Standard" style:list-style-name="WWNum13">
      <style:paragraph-properties fo:margin-left="1.27cm" fo:margin-right="0cm" fo:margin-top="0cm" fo:margin-bottom="0cm" style:contextual-spacing="true" fo:line-height="100%" fo:text-align="start" style:justify-single-word="false" fo:keep-together="auto" fo:orphans="2" fo:widows="2" fo:text-indent="-0.635cm" style:auto-text-indent="false" fo:keep-with-next="auto"/>
      <style:text-properties style:font-name="Liberation Serif" fo:font-size="12pt" officeooo:paragraph-rsid="00f30cab" style:font-size-asian="12pt" style:font-size-complex="12pt"/>
    </style:style>
    <style:style style:name="P100" style:family="paragraph" style:parent-style-name="Standard" style:list-style-name="WWNum13">
      <style:paragraph-properties fo:margin-left="1.27cm" fo:margin-right="0cm" fo:margin-top="0cm" fo:margin-bottom="0cm" style:contextual-spacing="true" fo:line-height="100%" fo:text-align="start" style:justify-single-word="false" fo:orphans="2" fo:widows="2" fo:text-indent="-0.635cm" style:auto-text-indent="false"/>
      <style:text-properties style:font-name="Liberation Mono" fo:font-size="11pt" officeooo:paragraph-rsid="00f30cab" style:font-size-asian="11pt" style:font-size-complex="11pt"/>
    </style:style>
    <style:style style:name="P101" style:family="paragraph" style:parent-style-name="Standard" style:list-style-name="WWNum13">
      <style:paragraph-properties fo:margin-left="1.27cm" fo:margin-right="0cm" fo:margin-top="0cm" fo:margin-bottom="0cm" style:contextual-spacing="true" fo:text-indent="-0.635cm" style:auto-text-indent="false"/>
      <style:text-properties style:font-name="Liberation Serif" fo:font-size="12pt" style:font-name-asian="Verdana1" style:font-size-asian="12pt" style:font-name-complex="Verdana1" style:font-size-complex="12pt"/>
    </style:style>
    <style:style style:name="P102" style:family="paragraph" style:parent-style-name="Standard" style:list-style-name="WWNum2">
      <style:paragraph-properties fo:margin-left="2.494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P103" style:family="paragraph" style:parent-style-name="Standard" style:list-style-name="WWNum2">
      <style:paragraph-properties fo:margin-left="2.494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WWNum1">
      <style:paragraph-properties fo:margin-left="2.494cm" fo:margin-right="0cm" fo:margin-top="0cm" fo:margin-bottom="0cm" style:contextual-spacing="true" fo:text-indent="-0.499cm" style:auto-text-indent="false"/>
      <style:text-properties style:font-name="Liberation Mono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P105" style:family="paragraph" style:parent-style-name="Standard" style:list-style-name="WWNum2">
      <style:paragraph-properties fo:margin-left="2.494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P106" style:family="paragraph" style:parent-style-name="Standard" style:list-style-name="WWNum1">
      <style:paragraph-properties fo:margin-left="2.494cm" fo:margin-right="0cm" fo:margin-top="0cm" fo:margin-bottom="0.499cm" style:contextual-spacing="true" fo:line-height="100%" fo:text-indent="-0.499cm" style:auto-text-indent="false"/>
      <style:text-properties style:font-name="Liberation Mono" fo:font-size="12pt" style:font-name-asian="Verdana1" style:font-size-asian="12pt" style:font-name-complex="Verdana1" style:font-size-complex="12pt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02fd" officeooo:paragraph-rsid="001a02fd" style:font-name-asian="Times New Roman2" style:font-size-asian="12pt" style:font-style-asian="normal" style:font-weight-asian="normal" style:font-name-complex="Times New Roman2" style:font-size-complex="12pt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style:font-size-asian="12pt" style:font-size-complex="12pt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11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11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Mono" fo:font-size="12pt" fo:language="zxx" fo:country="none" fo:font-weight="bold" officeooo:rsid="0198a170" officeooo:paragraph-rsid="032a5f06" style:font-name-asian="Droid Sans Fallback" style:font-size-asian="12pt" style:language-asian="zxx" style:country-asian="none" style:font-weight-asian="bold" style:font-name-complex="Liberation Mono" style:font-size-complex="12pt" style:language-complex="zxx" style:country-complex="none" style:font-weight-complex="bold"/>
    </style:style>
    <style:style style:name="P113" style:family="paragraph" style:parent-style-name="Heading_20_1" style:master-page-name="Standard">
      <style:paragraph-properties fo:margin-top="0.423cm" fo:margin-bottom="0.212cm" style:contextual-spacing="false" style:page-number="1"/>
      <style:text-properties fo:font-variant="normal" fo:text-transform="none" style:font-name="Liberation Serif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/>
      <style:text-properties style:font-name="Liberation Serif" fo:font-size="12pt" officeooo:paragraph-rsid="0015e32b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ff5bb7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8e04b" style:font-name-asian="Times New Roman2" style:font-style-asian="normal" style:font-weight-asian="bold" style:font-name-complex="Times New Roman2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38e064" style:font-name-asian="Times New Roman2" style:font-style-asian="normal" style:font-weight-asian="bold" style:font-name-complex="Times New Roman2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395782" style:font-name-asian="Times New Roman2" style:font-style-asian="normal" style:font-weight-asian="bold" style:font-name-complex="Times New Roman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Verdana1" style:font-style-asian="normal" style:font-weight-asian="bold" style:font-name-complex="Verdana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7edc3" style:font-name-asian="Verdana1" style:font-style-asian="normal" style:font-weight-asian="bold" style:font-name-complex="Verdana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officeooo:rsid="00f8416d" style:font-name-asian="Verdana1" style:font-style-asian="normal" style:font-weight-asian="bold" style:font-name-complex="Verdana1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Verdana1" style:font-style-asian="normal" style:font-weight-asian="bold" style:font-name-complex="Verdana1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style:font-name-asian="Times New Roman2" style:font-weight-asian="bold" style:font-name-complex="Times New Roman2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style:font-name-asian="Times New Roman2" style:font-weight-asian="bold" style:font-name-complex="Times New Roman2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Mono" style:text-underline-style="none" fo:font-weight="bold" officeooo:rsid="003a9a86" style:font-name-asian="Times New Roman2" style:font-weight-asian="bold" style:font-name-complex="Times New Roman2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Mono" fo:font-style="italic" style:text-underline-style="none" fo:font-weight="normal" officeooo:rsid="00380803" style:font-name-asian="Times New Roman2" style:font-style-asian="italic" style:font-weight-asian="normal" style:font-name-complex="Times New Roman2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Mono" fo:language="zxx" fo:country="none" fo:font-style="normal" style:text-underline-style="none" fo:font-weight="bold" style:font-name-asian="Times New Roman2" style:language-asian="zxx" style:country-asian="none" style:font-style-asian="normal" style:font-weight-asian="bold" style:font-name-complex="Times New Roman2" style:language-complex="zxx" style:country-complex="none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Mono" fo:language="zxx" fo:country="none" fo:font-style="normal" style:text-underline-style="none" fo:font-weight="bold" officeooo:rsid="01f1fdd0" style:font-name-asian="Times New Roman2" style:language-asian="zxx" style:country-asian="none" style:font-style-asian="normal" style:font-weight-asian="bold" style:font-name-complex="Times New Roman2" style:language-complex="zxx" style:country-complex="none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2" style:font-style-asian="normal" style:font-weight-asian="normal" style:font-name-complex="Times New Roman2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80fb43" style:font-name-asian="Times New Roman2" style:font-style-asian="normal" style:font-weight-asian="normal" style:font-name-complex="Times New Roman2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ca1328" style:font-name-asian="Times New Roman2" style:font-style-asian="normal" style:font-weight-asian="normal" style:font-name-complex="Times New Roman2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903ef" style:font-name-asian="Times New Roman2" style:font-style-asian="normal" style:font-weight-asian="normal" style:font-name-complex="Times New Roman2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d9711" style:font-name-asian="Times New Roman2" style:font-style-asian="normal" style:font-weight-asian="normal" style:font-name-complex="Times New Roman2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9eed5" style:font-name-asian="Times New Roman2" style:font-style-asian="normal" style:font-weight-asian="normal" style:font-name-complex="Times New Roman2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cb4dd" style:font-name-asian="Times New Roman2" style:font-style-asian="normal" style:font-weight-asian="normal" style:font-name-complex="Times New Roman2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19ebe4" style:font-name-asian="Times New Roman2" style:font-style-asian="normal" style:font-weight-asian="normal" style:font-name-complex="Times New Roman2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740d4" style:font-name-asian="Times New Roman2" style:font-style-asian="normal" style:font-weight-asian="normal" style:font-name-complex="Times New Roman2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59eed5" style:font-name-asian="Times New Roman2" style:font-style-asian="normal" style:font-weight-asian="normal" style:font-name-complex="Times New Roman2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8a3a6" style:font-name-asian="Times New Roman2" style:font-style-asian="normal" style:font-weight-asian="normal" style:font-name-complex="Times New Roman2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1144e" style:font-name-asian="Times New Roman2" style:font-style-asian="normal" style:font-weight-asian="normal" style:font-name-complex="Times New Roman2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a4f62f" style:font-name-asian="Times New Roman2" style:font-style-asian="normal" style:font-weight-asian="normal" style:font-name-complex="Times New Roman2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9664b8" style:font-name-asian="Times New Roman2" style:font-style-asian="normal" style:font-weight-asian="normal" style:font-name-complex="Times New Roman2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021c30" style:font-name-asian="Times New Roman2" style:font-style-asian="normal" style:font-weight-asian="normal" style:font-name-complex="Times New Roman2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119ebe4" style:font-name-asian="Times New Roman2" style:font-style-asian="normal" style:font-weight-asian="normal" style:font-name-complex="Times New Roman2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Verdana1" style:font-style-asian="normal" style:font-weight-asian="normal" style:font-name-complex="Verdana1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9eed5" style:font-name-asian="Times New Roman2" style:font-style-asian="normal" style:font-weight-asian="bold" style:font-name-complex="Times New Roman2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a4f62f" style:font-name-asian="Times New Roman2" style:font-style-asian="normal" style:font-weight-asian="bold" style:font-name-complex="Times New Roman2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19ebe4" style:font-name-asian="Times New Roman2" style:font-style-asian="normal" style:font-weight-asian="bold" style:font-name-complex="Times New Roman2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cb4dd" style:font-name-asian="Times New Roman2" style:font-style-asian="normal" style:font-weight-asian="bold" style:font-name-complex="Times New Roman2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2a355d" style:font-name-asian="Times New Roman2" style:font-style-asian="normal" style:font-weight-asian="bold" style:font-name-complex="Times New Roman2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395782" style:font-name-asian="Times New Roman2" style:font-style-asian="normal" style:font-weight-asian="bold" style:font-name-complex="Times New Roman2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Verdana1" style:font-style-asian="normal" style:font-weight-asian="bold" style:font-name-complex="Verdana1"/>
    </style:style>
    <style:style style:name="T4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59eed5" style:font-name-asian="Verdana1" style:font-style-asian="normal" style:font-weight-asian="bold" style:font-name-complex="Verdana1"/>
    </style:style>
    <style:style style:name="T5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fe569b" style:font-name-asian="Verdana1" style:font-style-asian="normal" style:font-weight-asian="bold" style:font-name-complex="Verdana1"/>
    </style:style>
    <style:style style:name="T5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Verdana1" style:font-style-asian="normal" style:font-weight-asian="bold" style:font-name-complex="Verdana1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5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2" style:font-style-asian="normal" style:font-name-complex="Times New Roman2"/>
    </style:style>
    <style:style style:name="T5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2" style:font-style-asian="normal" style:font-name-complex="Times New Roman2"/>
    </style:style>
    <style:style style:name="T5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bd78" style:font-name-asian="Times New Roman2" style:font-style-asian="normal" style:font-name-complex="Times New Roman2"/>
    </style:style>
    <style:style style:name="T5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6d4785" style:font-name-asian="Times New Roman2" style:font-style-asian="normal" style:font-name-complex="Times New Roman2"/>
    </style:style>
    <style:style style:name="T5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Verdana1" style:font-style-asian="normal" style:font-name-complex="Verdana1"/>
    </style:style>
    <style:style style:name="T5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11798cc" style:font-name-asian="Verdana1" style:font-style-asian="normal" style:font-name-complex="Verdana1"/>
    </style:style>
    <style:style style:name="T59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style:font-name-asian="Times New Roman2" style:font-style-asian="italic" style:font-name-complex="Times New Roman2"/>
    </style:style>
    <style:style style:name="T60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normal" style:font-name-asian="Times New Roman2" style:font-style-asian="italic" style:font-weight-asian="normal" style:font-name-complex="Times New Roman2"/>
    </style:style>
    <style:style style:name="T61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normal" officeooo:rsid="003a9a86" style:font-name-asian="Times New Roman2" style:font-style-asian="italic" style:font-weight-asian="normal" style:font-name-complex="Times New Roman2"/>
    </style:style>
    <style:style style:name="T62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fo:font-weight="bold" style:font-name-asian="Times New Roman2" style:font-style-asian="italic" style:font-weight-asian="bold" style:font-name-complex="Times New Roman2"/>
    </style:style>
    <style:style style:name="T63" style:family="text">
      <style:text-properties fo:font-variant="normal" fo:text-transform="none" fo:font-weight="bold" style:font-weight-asian="bold"/>
    </style:style>
    <style:style style:name="T64" style:family="text">
      <style:text-properties fo:font-variant="normal" fo:text-transform="none" fo:font-weight="bold" style:font-weight-asian="bold" style:font-weight-complex="bold"/>
    </style:style>
    <style:style style:name="T65" style:family="text">
      <style:text-properties fo:font-variant="normal" fo:text-transform="none" fo:font-weight="bold" officeooo:rsid="00809845" style:font-weight-asian="bold" style:font-weight-complex="bold"/>
    </style:style>
    <style:style style:name="T66" style:family="text">
      <style:text-properties fo:font-variant="normal" fo:text-transform="none" fo:font-weight="bold" fo:background-color="#ffffff" loext:char-shading-value="0" style:font-weight-asian="bold"/>
    </style:style>
    <style:style style:name="T67" style:family="text">
      <style:text-properties fo:font-variant="normal" fo:text-transform="none" officeooo:rsid="001cb1a0"/>
    </style:style>
    <style:style style:name="T68" style:family="text">
      <style:text-properties fo:font-variant="normal" fo:text-transform="none" fo:font-weight="normal" officeooo:rsid="00809845" style:font-weight-asian="normal" style:font-weight-complex="normal"/>
    </style:style>
    <style:style style:name="T69" style:family="text">
      <style:text-properties fo:font-variant="normal" fo:text-transform="none" style:font-name="Liberation Mono"/>
    </style:style>
    <style:style style:name="T70" style:family="text">
      <style:text-properties fo:font-variant="normal" fo:text-transform="none" style:font-name="Liberation Mono" fo:font-weight="bold" style:font-weight-asian="bold"/>
    </style:style>
    <style:style style:name="T71" style:family="text">
      <style:text-properties fo:font-variant="normal" fo:text-transform="none" style:font-name="Liberation Mono" fo:font-weight="bold" style:font-weight-asian="bold" style:font-weight-complex="bold"/>
    </style:style>
    <style:style style:name="T72" style:family="text">
      <style:text-properties fo:font-variant="normal" fo:text-transform="none" style:font-name="Liberation Mono" fo:font-style="normal" fo:font-weight="bold" style:font-style-asian="normal" style:font-weight-asian="bold" style:font-style-complex="normal"/>
    </style:style>
    <style:style style:name="T73" style:family="text">
      <style:text-properties fo:font-variant="normal" fo:text-transform="none" style:font-name="Liberation Mono" fo:font-style="normal" fo:font-weight="bold" officeooo:rsid="00fa761b" style:font-style-asian="normal" style:font-weight-asian="bold" style:font-style-complex="normal"/>
    </style:style>
    <style:style style:name="T74" style:family="text">
      <style:text-properties fo:font-variant="normal" fo:text-transform="none" style:font-name="Liberation Mono" fo:font-style="normal" fo:font-weight="bold" officeooo:rsid="00fc5bda" style:font-style-asian="normal" style:font-weight-asian="bold" style:font-style-complex="normal"/>
    </style:style>
    <style:style style:name="T75" style:family="text">
      <style:text-properties fo:font-variant="normal" fo:text-transform="none" fo:background-color="#ffffff" loext:char-shading-value="0"/>
    </style:style>
    <style:style style:name="T76" style:family="text">
      <style:text-properties fo:font-weight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809845" style:font-weight-asian="bold" style:font-weight-complex="bold"/>
    </style:style>
    <style:style style:name="T79" style:family="text">
      <style:text-properties fo:font-weight="bold" officeooo:rsid="0096b70f" style:font-weight-asian="bold" style:font-weight-complex="bold"/>
    </style:style>
    <style:style style:name="T80" style:family="text">
      <style:text-properties fo:font-weight="bold" officeooo:rsid="012237fb" style:font-weight-asian="bold" style:font-weight-complex="bold"/>
    </style:style>
    <style:style style:name="T81" style:family="text">
      <style:text-properties fo:font-weight="bold" officeooo:rsid="018f4dcc" style:font-weight-asian="bold" style:font-weight-complex="bold"/>
    </style:style>
    <style:style style:name="T82" style:family="text">
      <style:text-properties fo:font-weight="bold" officeooo:rsid="010a130a" style:font-weight-asian="bold" style:font-weight-complex="bold"/>
    </style:style>
    <style:style style:name="T83" style:family="text">
      <style:text-properties fo:font-weight="bold" officeooo:rsid="0255d75e" style:font-weight-asian="bold" style:font-weight-complex="bold"/>
    </style:style>
    <style:style style:name="T84" style:family="text">
      <style:text-properties fo:font-weight="bold" officeooo:rsid="0198a170" style:font-weight-asian="bold" style:font-weight-complex="bold"/>
    </style:style>
    <style:style style:name="T85" style:family="text">
      <style:text-properties fo:font-weight="bold" style:font-name-asian="Verdana1" style:font-weight-asian="bold" style:font-name-complex="Verdana1"/>
    </style:style>
    <style:style style:name="T86" style:family="text">
      <style:text-properties fo:font-weight="bold" officeooo:rsid="00213f34"/>
    </style:style>
    <style:style style:name="T87" style:family="text">
      <style:text-properties fo:font-weight="bold" officeooo:rsid="012da2f2"/>
    </style:style>
    <style:style style:name="T88" style:family="text">
      <style:text-properties officeooo:rsid="0018c03a"/>
    </style:style>
    <style:style style:name="T89" style:family="text">
      <style:text-properties officeooo:rsid="001e7ab1"/>
    </style:style>
    <style:style style:name="T90" style:family="text">
      <style:text-properties officeooo:rsid="002c7f2e"/>
    </style:style>
    <style:style style:name="T91" style:family="text">
      <style:text-properties style:font-name-asian="Verdana1" style:font-name-complex="Verdana1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809845" style:font-weight-asian="normal" style:font-weight-complex="normal"/>
    </style:style>
    <style:style style:name="T94" style:family="text">
      <style:text-properties fo:font-weight="normal" officeooo:rsid="0198a170" style:font-weight-asian="normal" style:font-weight-complex="normal"/>
    </style:style>
    <style:style style:name="T95" style:family="text">
      <style:text-properties style:font-weight-complex="bold"/>
    </style:style>
    <style:style style:name="T96" style:family="text">
      <style:text-properties officeooo:rsid="00809845" style:font-weight-complex="bold"/>
    </style:style>
    <style:style style:name="T97" style:family="text">
      <style:text-properties officeooo:rsid="0096b70f"/>
    </style:style>
    <style:style style:name="T98" style:family="text">
      <style:text-properties officeooo:rsid="009877b9"/>
    </style:style>
    <style:style style:name="T99" style:family="text">
      <style:text-properties officeooo:rsid="00b1db00"/>
    </style:style>
    <style:style style:name="T100" style:family="text">
      <style:text-properties officeooo:rsid="00b3f2d0"/>
    </style:style>
    <style:style style:name="T101" style:family="text">
      <style:text-properties officeooo:rsid="00c57a7a" style:font-weight-complex="normal"/>
    </style:style>
    <style:style style:name="T102" style:family="text">
      <style:text-properties style:font-name="Liberation Mono"/>
    </style:style>
    <style:style style:name="T103" style:family="text">
      <style:text-properties style:font-name="Liberation Mono" fo:font-weight="bold" style:font-weight-asian="bold" style:font-weight-complex="bold"/>
    </style:style>
    <style:style style:name="T104" style:family="text">
      <style:text-properties style:font-name="Liberation Mono" fo:font-weight="bold" officeooo:rsid="003b8c27" style:font-weight-asian="bold" style:font-weight-complex="bold"/>
    </style:style>
    <style:style style:name="T105" style:family="text">
      <style:text-properties style:font-name="Liberation Mono" fo:font-weight="bold" style:font-name-asian="Verdana1" style:font-weight-asian="bold" style:font-name-complex="Verdana1"/>
    </style:style>
    <style:style style:name="T106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07" style:family="text">
      <style:text-properties style:font-name="Liberation Mono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T108" style:family="text">
      <style:text-properties style:font-name="Liberation Mono" fo:font-size="11pt" fo:font-weight="bold" officeooo:rsid="012aa454" style:font-name-asian="Verdana1" style:font-size-asian="11pt" style:font-weight-asian="bold" style:font-name-complex="Verdana1" style:font-size-complex="11pt" style:font-weight-complex="bold"/>
    </style:style>
    <style:style style:name="T109" style:family="text">
      <style:text-properties style:font-name="Liberation Mono" fo:language="zxx" fo:country="none" fo:font-weight="bold" officeooo:rsid="0198a170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style:font-name="Liberation Mono" fo:language="zxx" fo:country="none" fo:font-weight="bold" officeooo:rsid="0198a170" style:font-name-asian="Droid Sans Fallback" style:language-asian="zxx" style:country-asian="none" style:font-weight-asian="bold" style:font-name-complex="Liberation Mono" style:language-complex="zxx" style:country-complex="none" style:font-weight-complex="bold"/>
    </style:style>
    <style:style style:name="T111" style:family="text">
      <style:text-properties officeooo:rsid="00eae7c0"/>
    </style:style>
    <style:style style:name="T112" style:family="text">
      <style:text-properties officeooo:rsid="00f8e04b"/>
    </style:style>
    <style:style style:name="T113" style:family="text">
      <style:text-properties officeooo:rsid="0102f23e"/>
    </style:style>
    <style:style style:name="T114" style:family="text">
      <style:text-properties officeooo:rsid="01082ebb"/>
    </style:style>
    <style:style style:name="T115" style:family="text">
      <style:text-properties officeooo:rsid="010bd14e"/>
    </style:style>
    <style:style style:name="T116" style:family="text">
      <style:text-properties officeooo:rsid="0110922b"/>
    </style:style>
    <style:style style:name="T117" style:family="text">
      <style:text-properties officeooo:rsid="011798cc"/>
    </style:style>
    <style:style style:name="T118" style:family="text">
      <style:text-properties officeooo:rsid="0123e6ce"/>
    </style:style>
    <style:style style:name="T119" style:family="text">
      <style:text-properties officeooo:rsid="0232768b"/>
    </style:style>
    <style:style style:name="T120" style:family="text">
      <style:text-properties fo:language="zxx" fo:country="none" fo:font-weight="bold" style:font-name-asian="Droid Sans Fallback" style:language-asian="zxx" style:country-asian="none" style:font-weight-asian="bold" style:font-name-complex="Liberation Mono" style:language-complex="zxx" style:country-complex="none" style:font-weight-complex="bold"/>
    </style:style>
    <style:style style:name="T121" style:family="text">
      <style:text-properties fo:language="zxx" fo:country="none" fo:font-weight="bold" officeooo:rsid="01f1fdd0" style:font-name-asian="Droid Sans Fallback" style:language-asian="zxx" style:country-asian="none" style:font-weight-asian="bold" style:font-name-complex="Liberation Mono" style:language-complex="zxx" style:country-complex="none" style:font-weight-complex="bold"/>
    </style:style>
    <style:style style:name="T122" style:family="text">
      <style:text-properties officeooo:rsid="0255d7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Additional-features-of-IPython - English</text:p>
      <text:p text:style-name="P68"/>
      <text:p text:style-name="P66">Title: Additional-features-of-<text:span text:style-name="T77">IPython</text:span> – English</text:p>
      <text:p text:style-name="P66">Author: <text:span text:style-name="T77">Usha Viswanathan, </text:span><text:span text:style-name="T80">Thirumalesh H S</text:span></text:p>
      <text:p text:style-name="P67"><text:span text:style-name="T2">Keywords: </text:span><text:span text:style-name="T3">Video tutorial, IPython, </text:span><text:span text:style-name="T77">running script</text:span><text:span text:style-name="T3">, </text:span><text:span text:style-name="T4">saving script, </text:span><text:span text:style-name="T3"><text:s/></text:span></text:p>
      <text:p text:style-name="P68"/>
      <text:p text:style-name="P6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Visual Cue</text:p>
          </table:table-cell>
          <table:table-cell table:style-name="Table1.A1" office:value-type="string">
            <text:p text:style-name="P30">Narration</text:p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20">containing title, name of the production team along with the logo of MHRD </text:p>
          </table:table-cell>
          <table:table-cell table:style-name="Table1.A1" office:value-type="string">
            <text:p text:style-name="P42"><text:span text:style-name="T21">Hello friends and welcome to the Spoken Tutorial on</text:span><text:span text:style-name="T39"> Additional Features of IPython</text:span><text:span text:style-name="T21">.</text:span></text:p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<text:span text:style-name="T88">O</text:span>bjectives</text:p>
          </table:table-cell>
          <table:table-cell table:style-name="Table1.A1" office:value-type="string">
            <text:p text:style-name="P6">At the end of this tutorial, you will be able to,</text:p>
            <text:list xml:id="list7695375104470718487" text:style-name="WWNum5">
              <text:list-item>
                <text:p text:style-name="P88"><text:span text:style-name="T21">Retrieve your</text:span><text:span text:style-name="T39"> IPython</text:span><text:span text:style-name="T21"> </text:span><text:span text:style-name="T40">history</text:span><text:span text:style-name="T21">.</text:span></text:p>
              </text:list-item>
              <text:list-item>
                <text:p text:style-name="P90">View a part of the <text:span text:style-name="T77">history</text:span>.</text:p>
              </text:list-item>
              <text:list-item>
                <text:p text:style-name="P90">Save a part of your <text:span text:style-name="T77">history</text:span> to a file.</text:p>
              </text:list-item>
              <text:list-item>
                <text:p text:style-name="P93"><text:span text:style-name="T21">Run a script from within</text:span><text:span text:style-name="T39"> IPython</text:span><text:span text:style-name="T21">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4">Show Slide </text:p>
            <text:p text:style-name="P52">System <text:span text:style-name="T99">Specifications</text:span></text:p>
          </table:table-cell>
          <table:table-cell table:style-name="Table1.A1" office:value-type="string">
            <text:p text:style-name="P64">To record this tutorial, I am using </text:p>
            <text:list xml:id="list4386660454780194687" text:style-name="L1">
              <text:list-item>
                <text:p text:style-name="P114"><text:span text:style-name="T76">Ubuntu Linux 14.04</text:span> operating system</text:p>
              </text:list-item>
              <text:list-item>
                <text:p text:style-name="P114"><text:span text:style-name="T77">Python</text:span><text:span text:style-name="T76"> </text:span><text:span text:style-name="T87">3.4.3</text:span></text:p>
              </text:list-item>
              <text:list-item>
                <text:p text:style-name="P114"><text:span text:style-name="T77">IPython</text:span><text:span text:style-name="T76"> </text:span><text:span text:style-name="T87">5.1.0</text:span>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6">Show Slide </text:p>
            <text:p text:style-name="P8">Pr<text:span text:style-name="T90">e</text:span>-requisites</text:p>
          </table:table-cell>
          <table:table-cell table:style-name="Table1.A5" office:value-type="string">
            <text:p text:style-name="P18"><text:span text:style-name="T53">To </text:span><text:span text:style-name="T54">practice</text:span><text:span text:style-name="T53"> this tutorial, you should know how to</text:span></text:p>
            <text:list xml:id="list4500236819038750500" text:style-name="L2">
              <text:list-item>
                <text:p text:style-name="P96">use Plots interactively</text:p>
              </text:list-item>
              <text:list-item>
                <text:p text:style-name="P97"><text:span text:style-name="T55">and </text:span><text:span text:style-name="T53">embellish a plot</text:span></text:p>
              </text:list-item>
            </text:list>
            <text:p text:style-name="P1">If not, see the pre-requisite Python tutorials on this website.</text:p>
          </table:table-cell>
        </table:table-row>
        <table:table-row table:style-name="Table1.1">
          <table:table-cell table:style-name="Table1.A1" office:value-type="string">
            <text:p text:style-name="P111">[Terminal]</text:p>
            <text:p text:style-name="P112">ipython3</text:p>
            <text:p text:style-name="P111"/>
          </table:table-cell>
          <table:table-cell table:style-name="Table1.A1" office:value-type="string">
            <text:p text:style-name="P111"><text:span text:style-name="T119">Let us f</text:span>irst open the <text:span text:style-name="T77">Terminal </text:span><text:span text:style-name="T92">by pressing </text:span><text:span text:style-name="T77">Ctrl+Alt+</text:span><text:span text:style-name="T81">T</text:span><text:span text:style-name="T77"> </text:span><text:span text:style-name="T92">keys simultaneously</text:span>. </text:p>
            <text:p text:style-name="P111"/>
            <text:p text:style-name="P111"><text:span text:style-name="T119">Now, t</text:span>ype <text:span text:style-name="T110">ipython3</text:span> and press <text:span text:style-name="T110">Enter</text:span>. </text:p>
          </table:table-cell>
        </table:table-row>
        <table:table-row table:style-name="Table1.1">
          <table:table-cell table:style-name="Table1.A5" office:value-type="string">
            <text:p text:style-name="P109">[IPython console]</text:p>
            <text:p text:style-name="P109"><text:span text:style-name="T19">%</text:span><text:span text:style-name="T20">pylab</text:span><text:span text:style-name="T77"> </text:span><text:span text:style-name="T94">and press </text:span><text:span text:style-name="T109">Enter</text:span><text:span text:style-name="T84">.</text:span></text:p>
          </table:table-cell>
          <table:table-cell table:style-name="Table1.A5" office:value-type="string">
            <text:p text:style-name="P110">Let us initialise th<text:span text:style-name="T122">e</text:span> pylab package</text:p>
            <text:p text:style-name="P110"/>
            <text:p text:style-name="P110">Type <text:span text:style-name="T110">%pylab</text:span><text:span text:style-name="T77"> </text:span><text:span text:style-name="T92">and press</text:span><text:span text:style-name="T77"> </text:span><text:span text:style-name="T110">Enter</text:span></text:p>
          </table:table-cell>
        </table:table-row>
        <table:table-row table:style-name="Table1.1">
          <table:table-cell table:style-name="Table1.A5" office:value-type="string">
            <text:p text:style-name="P34">[IPython Terminal]</text:p>
            <text:p text:style-name="P53"/>
            <text:p text:style-name="P54"/>
            <text:p text:style-name="P41"><text:soft-page-break/>x = linspace(-2*pi, 2*pi, 100)</text:p>
            <text:p text:style-name="P69"><text:span text:style-name="T1">press</text:span><text:span text:style-name="T63"> Enter</text:span></text:p>
          </table:table-cell>
          <table:table-cell table:style-name="Table1.A5" office:value-type="string">
            <text:p text:style-name="P42"><text:span text:style-name="T21">For this type</text:span><text:span text:style-name="T59"> </text:span><text:span text:style-name="T16">x</text:span><text:span text:style-name="T18">=</text:span><text:span text:style-name="T15">linspace</text:span><text:span text:style-name="T9">(-2*pi, 2*pi, 100)</text:span><text:span text:style-name="T21"> then press</text:span><text:span text:style-name="T39"> Enter</text:span></text:p>
          </table:table-cell>
        </table:table-row>
        <table:table-row table:style-name="Table1.1">
          <table:table-cell table:style-name="Table1.A1" office:value-type="string">
            <text:p text:style-name="P65"><field:fieldmark-start text:name="__Fieldmark__242_440650349" field:type=""/>[IPython Terminal]</text:p>
            <text:p text:style-name="P84"/>
            <text:p text:style-name="P85">plot(x, xsin(x))</text:p>
            <text:p text:style-name="P83"><text:span text:style-name="T75">press</text:span><text:span text:style-name="T66"> Enter</text:span><field:fieldmark-end/></text:p>
          </table:table-cell>
          <table:table-cell table:style-name="Table1.A1" office:value-type="string">
            <text:p text:style-name="P42"><text:span text:style-name="T21">Next type</text:span><text:span text:style-name="T60"> </text:span><text:span text:style-name="T15">plot</text:span><text:span text:style-name="T17">(x, xsin(x))</text:span><text:span text:style-name="T61"> </text:span><text:span text:style-name="T21"><text:s/>and then press</text:span><text:span text:style-name="T39"> Enter</text:span></text:p>
            <text:p text:style-name="P42"/>
          </table:table-cell>
        </table:table-row>
        <table:table-row table:style-name="Table1.1">
          <table:table-cell table:style-name="Table1.A1" office:value-type="string">
            <text:p text:style-name="P69"><text:span text:style-name="T67">H</text:span><text:span text:style-name="T1">ighlight the message “</text:span><text:span text:style-name="T64">xsin</text:span><text:span text:style-name="T1"> is not defined” on the</text:span><text:span text:style-name="T63"> terminal.</text:span></text:p>
          </table:table-cell>
          <table:table-cell table:style-name="Table1.A1" office:value-type="string">
            <text:p text:style-name="P32">We got an error saying "<text:span text:style-name="T103">xsin</text:span> is not defined".</text:p>
            <text:p text:style-name="P55"/>
            <text:p text:style-name="P55">This is because <text:span text:style-name="T103">xsin(x)</text:span><text:span text:style-name="T77"> </text:span>is actually <text:span text:style-name="T77">x </text:span>multiplied by <text:span text:style-name="T103">sin(x)</text:span></text:p>
          </table:table-cell>
        </table:table-row>
        <table:table-row table:style-name="Table1.1">
          <table:table-cell table:style-name="Table1.A1" office:value-type="string">
            <text:p text:style-name="P35">[IPython Terminal]</text:p>
            <text:p text:style-name="P54"/>
            <text:p text:style-name="P40">plot(x, x*sin(x))</text:p>
            <text:p text:style-name="P42"><text:span text:style-name="T21">Press</text:span><text:span text:style-name="T39"> Enter</text:span></text:p>
            <text:p text:style-name="P42"/>
          </table:table-cell>
          <table:table-cell table:style-name="Table1.A1" office:value-type="string">
            <text:p text:style-name="P42"><text:span text:style-name="T21">Now let us type </text:span><text:span text:style-name="T5">plot</text:span><text:span text:style-name="T10">(x, x*sin(x))</text:span><text:span text:style-name="T46"> </text:span><text:span text:style-name="T21"><text:s/>and press</text:span><text:span text:style-name="T39"> Enter</text:span></text:p>
          </table:table-cell>
        </table:table-row>
        <table:table-row table:style-name="Table1.1">
          <table:table-cell table:style-name="Table1.A1" office:value-type="string">
            <text:p text:style-name="P36">[IPython Terminal]</text:p>
            <text:p text:style-name="P70"/>
            <text:p text:style-name="P71">Type</text:p>
            <text:p text:style-name="P71"/>
            <text:p text:style-name="P79">xlabel("$x$")</text:p>
            <text:p text:style-name="P69"/>
            <text:p text:style-name="P69"/>
            <text:p text:style-name="P79">ylabel("$f(x)$")</text:p>
            <text:p text:style-name="P69"/>
            <text:p text:style-name="P69"/>
            <text:p text:style-name="P79">title("$x and xsin(x)$")</text:p>
            <text:p text:style-name="P69"/>
            <text:p text:style-name="P69"/>
          </table:table-cell>
          <table:table-cell table:style-name="Table1.A1" office:value-type="string">
            <text:p text:style-name="P69"><text:span text:style-name="T1">Next let us add </text:span><text:span text:style-name="T64">title</text:span><text:span text:style-name="T1"> </text:span>and <text:span text:style-name="T1">the </text:span><text:span text:style-name="T64">labels</text:span><text:span text:style-name="T1"> for both x and y axes.</text:span></text:p>
            <text:p text:style-name="P75"><text:s/></text:p>
            <text:p text:style-name="P76">Type</text:p>
            <text:p text:style-name="P69"><text:span text:style-name="T103">xlabel</text:span><text:span text:style-name="T104">(“$x$”) </text:span><text:span text:style-name="T93">press </text:span><text:span text:style-name="T78">Enter</text:span></text:p>
            <text:p text:style-name="P74"/>
            <text:p text:style-name="P77"><text:span text:style-name="T102">ylabel("$f(x)$") </text:span><text:span text:style-name="T93">press </text:span><text:span text:style-name="T96">Enter</text:span></text:p>
            <text:p text:style-name="P78"/>
            <text:p text:style-name="P72"><text:span text:style-name="T70">title("$x and xsin(x)$")</text:span><text:span text:style-name="T63"> </text:span><text:span text:style-name="T68">press </text:span><text:span text:style-name="T65">Enter</text:span></text:p>
            <text:p text:style-name="P69"/>
            <text:p text:style-name="P69"><text:span text:style-name="T118">We</text:span> see the <text:span text:style-name="T111">labelled </text:span><text:span text:style-name="T77">plot</text:span><text:span text:style-name="T1">. 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54">Type</text:p>
            <text:p text:style-name="P40">%<text:span text:style-name="T95">history</text:span></text:p>
            <text:p text:style-name="P42"><text:span text:style-name="T21">and press</text:span><text:span text:style-name="T39"> Enter</text:span></text:p>
          </table:table-cell>
          <table:table-cell table:style-name="Table1.A1" office:value-type="string">
            <text:p text:style-name="P43"><text:span text:style-name="T21">The </text:span><text:span text:style-name="T40">history</text:span><text:span text:style-name="T21"> </text:span><text:span text:style-name="T23">of typed commands</text:span><text:span text:style-name="T21"> can be retrieved by</text:span><text:span text:style-name="T39"> %</text:span><text:span text:style-name="T40">history</text:span><text:span text:style-name="T21"> command.</text:span></text:p>
            <text:p text:style-name="P56"/>
            <text:p text:style-name="P43"><text:span text:style-name="T21">Type</text:span><text:span text:style-name="T60"> </text:span><text:span text:style-name="T5">%</text:span><text:span text:style-name="T6">history</text:span><text:span text:style-name="T21"> in </text:span><text:span text:style-name="T24">the</text:span><text:span text:style-name="T21"> terminal and press</text:span><text:span text:style-name="T39"> Enter</text:span><text:span text:style-name="T21">.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11"><text:span text:style-name="T39"><text:s/>%</text:span><text:span text:style-name="T40">history</text:span><text:span text:style-name="T39"> </text:span><text:span text:style-name="T21">itself is a </text:span><text:span text:style-name="T40">command</text:span><text:span text:style-name="T21"> and is displayed as the most recent </text:span><text:span text:style-name="T40">command</text:span><text:span text:style-name="T21">.</text:span></text:p>
            <text:p text:style-name="P10"><text:span text:style-name="T25">A</text:span><text:span text:style-name="T21">nything we type in is stored as </text:span><text:span text:style-name="T40">history</text:span><text:span text:style-name="T21">, <text:s/>whether it is </text:span><text:span text:style-name="T40">command</text:span><text:span text:style-name="T21"> or an </text:span><text:span text:style-name="T40">error</text:span><text:span text:style-name="T21"> 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42"/>
            <text:p text:style-name="P42"/>
            <text:p text:style-name="P31">Type</text:p>
            <text:p text:style-name="P40">%<text:span text:style-name="T95">history</text:span> 5</text:p>
            <text:p text:style-name="P42"><text:span text:style-name="T21">press</text:span><text:span text:style-name="T39"> Enter</text:span></text:p>
          </table:table-cell>
          <table:table-cell table:style-name="Table1.A1" office:value-type="string">
            <text:p text:style-name="P44"><text:span text:style-name="T21">If we want to see what was the </text:span>fifth <text:span text:style-name="T40">command</text:span> we have typed<text:span text:style-name="T21">, </text:span>p<text:span text:style-name="T21">ass <text:s/>5 as an argument to</text:span><text:span text:style-name="T39"> %</text:span><text:span text:style-name="T40">history</text:span><text:span text:style-name="T21"> <text:s/></text:span><text:span text:style-name="T40">command</text:span><text:span text:style-name="T21">. </text:span></text:p>
            <text:p text:style-name="P48"/>
            <text:p text:style-name="P62"/>
            <text:p text:style-name="P45">T<text:span text:style-name="T21">ype </text:span><text:span text:style-name="T39">%</text:span><text:span text:style-name="T40">history</text:span><text:span text:style-name="T39"> 5</text:span>. This <text:span text:style-name="T21">displays the </text:span>fifth<text:span text:style-name="T21"> </text:span><text:span text:style-name="T40">command</text:span> typed<text:span text:style-name="T21">. </text:span></text:p>
          </table:table-cell>
        </table:table-row>
        <table:table-row table:style-name="Table1.1">
          <table:table-cell table:style-name="Table1.A1" office:value-type="string">
            <text:p text:style-name="P6">Show Slide <text:soft-page-break/></text:p>
            <text:p text:style-name="P6">Assignment 1</text:p>
          </table:table-cell>
          <table:table-cell table:style-name="Table1.A1" office:value-type="string">
            <text:p text:style-name="P6">Now pause the video here, try out the following exercise <text:soft-page-break/>and resume the video.</text:p>
            <text:p text:style-name="P21"><text:span text:style-name="T26">F</text:span><text:span text:style-name="T21">ind out how to list the recent </text:span><text:span text:style-name="T40">commands</text:span><text:span text:style-name="T21"> between 5 and 10.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1">[I</text:span><text:span text:style-name="T30">Python terminal</text:span><text:span text:style-name="T21">]</text:span></text:p>
            <text:p text:style-name="P27">In examples of <text:s/><text:span text:style-name="T77">history</text:span> doc, highlight</text:p>
            <text:p text:style-name="P25"><text:span text:style-name="T56">Example &gt;&gt; </text:span><text:span text:style-name="T52">%history -n 4-6</text:span></text:p>
            <text:p text:style-name="P26"><text:span text:style-name="T52">Now quit </text:span><text:span text:style-name="T40">history </text:span><text:span text:style-name="T52">doc and type</text:span></text:p>
            <text:p text:style-name="P10"><text:span text:style-name="T11">%</text:span><text:span text:style-name="T14">history</text:span><text:span text:style-name="T11"> 5-10</text:span><text:span text:style-name="T105"> </text:span><text:span text:style-name="T1">and press</text:span><text:span text:style-name="T63"> Enter</text:span></text:p>
          </table:table-cell>
          <table:table-cell table:style-name="Table1.A1" office:value-type="string">
            <text:p text:style-name="P10">Now switch to terminal. Let us look at the solution. </text:p>
            <text:p text:style-name="P16"><text:span text:style-name="T21">Read through the </text:span><text:span text:style-name="T37">information</text:span><text:span text:style-name="T21"> of</text:span><text:span text:style-name="T39"> %</text:span><text:span text:style-name="T40">history</text:span><text:span text:style-name="T39"> </text:span><text:span text:style-name="T29">command</text:span><text:span text:style-name="T39">. </text:span><text:span text:style-name="T29">Type </text:span><text:span text:style-name="T43">%history?</text:span><text:span text:style-name="T40"> </text:span></text:p>
            <text:p text:style-name="P23">W<text:span text:style-name="T21">e can see, </text:span><text:span text:style-name="T48">%</text:span><text:span text:style-name="T51">history</text:span><text:span text:style-name="T48"> -</text:span><text:span text:style-name="T49">n</text:span><text:span text:style-name="T48"> </text:span><text:span text:style-name="T49">4</text:span><text:span text:style-name="T48">-</text:span><text:span text:style-name="T49">6</text:span><text:span text:style-name="T21"> <text:s/>displays the </text:span><text:span text:style-name="T40">commands</text:span><text:span text:style-name="T21"> from </text:span><text:span text:style-name="T31">4</text:span><text:span text:style-name="T21"> to </text:span><text:span text:style-name="T31">6. Here </text:span><text:span text:style-name="T41">-n </text:span><text:span text:style-name="T27">is optional </text:span><text:span text:style-name="T41">argument</text:span><text:span text:style-name="T27"> which prints line numbers</text:span></text:p>
            <text:p text:style-name="P12">Now t<text:span text:style-name="T21">ype</text:span><text:span text:style-name="T60"> </text:span><text:span text:style-name="T11">%</text:span><text:span text:style-name="T14">history</text:span><text:span text:style-name="T11"> 5-10</text:span><text:span text:style-name="T21"> and press</text:span><text:span text:style-name="T39"> Enter.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span text:style-name="T28">To save the </text:span><text:span text:style-name="T44">history</text:span><text:span text:style-name="T28">, <text:s/>we use </text:span><text:span text:style-name="T39">%save</text:span><text:span text:style-name="T21"> command.</text:span></text:p>
          </table:table-cell>
        </table:table-row>
        <table:table-row table:style-name="Table1.1">
          <table:table-cell table:style-name="Table1.A1" office:value-type="string">
            <text:p text:style-name="P2"/>
            <text:p text:style-name="P37">[IPython Terminal]</text:p>
            <text:p text:style-name="P2">T<text:span text:style-name="T1">ype </text:span><text:span text:style-name="T11">%</text:span><text:span text:style-name="T14">history</text:span><text:span text:style-name="T11"> </text:span><text:span text:style-name="T1">and press</text:span><text:span text:style-name="T63"> Enter</text:span></text:p>
          </table:table-cell>
          <table:table-cell table:style-name="Table1.A1" office:value-type="string">
            <text:p text:style-name="P31">Before we do that, let us first look at the <text:span text:style-name="T77">history</text:span> and identify which lines of code we require.</text:p>
            <text:p text:style-name="P42"/>
            <text:p text:style-name="P42"><text:span text:style-name="T21">Type</text:span><text:span text:style-name="T39"> </text:span><text:span text:style-name="T62">%</text:span><text:span text:style-name="T47">history</text:span><text:span text:style-name="T21"> and press</text:span><text:span text:style-name="T39"> Enter</text:span><text:span text:style-name="T21">.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54">Highlight the commands on the terminal.</text:p>
          </table:table-cell>
          <table:table-cell table:style-name="Table1.A1" office:value-type="string">
            <text:p text:style-name="P33">The first command is <text:span text:style-name="T103">linspace</text:span>. But second <text:span text:style-name="T77">command</text:span> is a <text:span text:style-name="T77">command</text:span> that gave us an error. </text:p>
            <text:p text:style-name="P57"/>
            <text:p text:style-name="P57">Hence we do not need <text:span text:style-name="T115">it.</text:span> The <text:span text:style-name="T77">commands</text:span> from third to <text:span text:style-name="T113">sixth</text:span> are required. 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10">T<text:span text:style-name="T21">ype </text:span></text:p>
            <text:p text:style-name="P19"><text:span text:style-name="T48">%save </text:span><text:span text:style-name="T85">p</text:span><text:span text:style-name="T48">lot_script.py 1 3-</text:span><text:span text:style-name="T50">6</text:span></text:p>
            <text:p text:style-name="P10"><text:span text:style-name="T38">and press</text:span><text:span text:style-name="T48"> Enter</text:span></text:p>
          </table:table-cell>
          <table:table-cell table:style-name="Table1.A1" office:value-type="string">
            <text:p text:style-name="P49"><text:span text:style-name="T21">So we need first and then third to </text:span><text:span text:style-name="T36">sixth</text:span><text:span text:style-name="T21"> </text:span><text:span text:style-name="T40">command</text:span><text:span text:style-name="T45">s</text:span><text:span text:style-name="T21"> for our program. </text:span><text:span text:style-name="T32">Let us</text:span><text:span text:style-name="T21"> save it in </text:span><text:span text:style-name="T33">present working directory</text:span>. <text:span text:style-name="T21">Hence the syntax will be</text:span></text:p>
            <text:p text:style-name="P46"><text:span text:style-name="T11">%save </text:span><text:span text:style-name="T13">p</text:span><text:span text:style-name="T11">lot_script.py 1 3-</text:span><text:span text:style-name="T12">6</text:span>. <text:s/>p<text:span text:style-name="T21">ress</text:span><text:span text:style-name="T39"> Enter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61">Highlight the typed command on the terminal. </text:p>
          </table:table-cell>
          <table:table-cell table:style-name="Table1.A1" office:value-type="string">
            <text:p text:style-name="P10"><text:span text:style-name="T21">The first argument to</text:span><text:span text:style-name="T39"> %save</text:span><text:span text:style-name="T21"> is the file into which the commands are save</text:span>d.<text:span text:style-name="T21"> </text:span>T<text:span text:style-name="T21">he </text:span>second argu<text:span text:style-name="T21">ment</text:span> <text:s/>gives <text:span text:style-name="T21">the commands to be saved in the given order.</text:span></text:p>
          </table:table-cell>
        </table:table-row>
        <table:table-row table:style-name="Table1.1">
          <table:table-cell table:style-name="Table1.A1" office:value-type="string">
            <text:p text:style-name="P39">[File Browser]</text:p>
            <text:p text:style-name="P58"/>
            <text:p text:style-name="P58">Goto file <text:span text:style-name="T103">plot_script.py</text:span><text:span text:style-name="T77">. </text:span><text:span text:style-name="T101">o</text:span>pen and show it</text:p>
          </table:table-cell>
          <table:table-cell table:style-name="Table1.A1" office:value-type="string">
            <text:p text:style-name="P31">Let us now open the file <text:span text:style-name="T103">plot_script.py</text:span> and see the contents.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54">Type</text:p>
            <text:p text:style-name="P41">%run -i plot_script.py</text:p>
            <text:p text:style-name="P42"><text:soft-page-break/><text:span text:style-name="T21">and press</text:span><text:span text:style-name="T39"> Enter</text:span></text:p>
          </table:table-cell>
          <table:table-cell table:style-name="Table1.A1" office:value-type="string">
            <text:p text:style-name="P6">Let us learn how to run the file as a <text:span text:style-name="T77">python script.</text:span></text:p>
            <text:p text:style-name="P10"><text:soft-page-break/><text:span text:style-name="T21">We use </text:span><text:span text:style-name="T34">the </text:span><text:span text:style-name="T42">command</text:span><text:span text:style-name="T34"> </text:span><text:span text:style-name="T39">%run</text:span><text:span text:style-name="T21"> to do this. </text:span></text:p>
            <text:p text:style-name="P13"><text:span text:style-name="T21">Type</text:span><text:span text:style-name="T60"> </text:span><text:span text:style-name="T6">%run -i plot_script.py</text:span><text:span text:style-name="T21"> and press</text:span><text:span text:style-name="T39"> Enter</text:span></text:p>
            <text:p text:style-name="P15"><text:s/>‘<text:span text:style-name="T77">-i</text:span>’ <text:span text:style-name="T116">is useful in experimenting with code written in a text editor , </text:span></text:p>
            <text:p text:style-name="P24"><text:s text:c="2"/>which depends on variables defined interactively. 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54">Type</text:p>
            <text:p text:style-name="P41">show()</text:p>
            <text:p text:style-name="P42"><text:span text:style-name="T21">and press</text:span><text:span text:style-name="T39"> Enter</text:span></text:p>
            <text:p text:style-name="P61"/>
            <text:p text:style-name="P61"/>
            <text:p text:style-name="P59"/>
          </table:table-cell>
          <table:table-cell table:style-name="Table1.A1" office:value-type="string">
            <text:p text:style-name="P7">The script runs but we do not see the plot. </text:p>
            <text:p text:style-name="P29">This is because when we are running a script, </text:p>
            <text:p text:style-name="P29">we are not in the interactive mode.</text:p>
            <text:p text:style-name="P10"><text:span text:style-name="T100">T</text:span>o<text:span text:style-name="T1"> view the </text:span><text:span text:style-name="T71">plot</text:span><text:span text:style-name="T1">, type</text:span><text:span text:style-name="T63"> </text:span><text:span text:style-name="T70">show()</text:span><text:span text:style-name="T1"> on your terminal. </text:span>P<text:span text:style-name="T1">ress </text:span><text:span text:style-name="T63">Enter.</text:span></text:p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Assignment <text:span text:style-name="T112">2</text:span></text:p>
            <text:p text:style-name="P10"/>
          </table:table-cell>
          <table:table-cell table:style-name="Table1.A1" office:value-type="string">
            <text:p text:style-name="P6">Pause the video here, try out the following exercise and resume the video.</text:p>
            <text:p text:style-name="P14"><text:span text:style-name="T21">Use</text:span><text:span text:style-name="T39"> </text:span><text:span text:style-name="T5">%</text:span><text:span text:style-name="T6">history</text:span><text:span text:style-name="T21"> and</text:span><text:span text:style-name="T39"> </text:span><text:span text:style-name="T5">%save</text:span><text:span text:style-name="T21"> to create a script that has the function </text:span><text:span text:style-name="T6">show()</text:span><text:span text:style-name="T21"> in it. </text:span></text:p>
            <text:p text:style-name="P22"><text:span text:style-name="T21">Run the </text:span><text:span text:style-name="T40">script</text:span><text:span text:style-name="T21"> to produce the </text:span><text:span text:style-name="T40">plot</text:span><text:span text:style-name="T21"> and display the same.</text:span>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69"/>
            <text:p text:style-name="P37">[IPython Terminal]</text:p>
            <text:p text:style-name="P80">%history</text:p>
            <text:p text:style-name="P69"><text:span text:style-name="T1">press</text:span><text:span text:style-name="T63"> Enter</text:span></text:p>
            <text:p text:style-name="P69"/>
          </table:table-cell>
          <table:table-cell table:style-name="Table1.A1" office:value-type="string">
            <text:p text:style-name="P10"><text:span text:style-name="T21">We first look at the </text:span><text:span text:style-name="T40">history</text:span><text:span text:style-name="T21"> using</text:span><text:span text:style-name="T39"> </text:span><text:span text:style-name="T5">%</text:span><text:span text:style-name="T6">hist</text:span><text:span text:style-name="T7">ory</text:span><text:span text:style-name="T21"> command.</text:span></text:p>
            <text:p text:style-name="P10"><text:span text:style-name="T21">Type</text:span><text:span text:style-name="T60"> </text:span><text:span text:style-name="T8">%history</text:span> <text:span text:style-name="T21">and press</text:span><text:span text:style-name="T39"> Enter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28">Type</text:p>
            <text:p text:style-name="P82">%save show_included.py 1 3-7 12 15</text:p>
            <text:p text:style-name="P69"><text:span text:style-name="T1">Press</text:span><text:span text:style-name="T63"> Enter</text:span></text:p>
            <text:p text:style-name="P69"/>
            <text:p text:style-name="P10"/>
          </table:table-cell>
          <table:table-cell table:style-name="Table1.A1" office:value-type="string">
            <text:p text:style-name="P31">Now let us save the <text:span text:style-name="T77">script</text:span> using the <text:span text:style-name="T77">command</text:span> <text:s/></text:p>
            <text:p text:style-name="P50">We need lines 1, 3 to 6 and 13</text:p>
            <text:p text:style-name="P63">Type</text:p>
            <text:p text:style-name="P73"><text:span text:style-name="T72">%save show_included.py 1 3-</text:span><text:span text:style-name="T73">6</text:span><text:span text:style-name="T72"> 1</text:span><text:span text:style-name="T74">3</text:span><text:span text:style-name="T69"> </text:span><text:span text:style-name="T1">and press</text:span><text:span text:style-name="T63"> Enter</text:span></text:p>
          </table:table-cell>
        </table:table-row>
        <table:table-row table:style-name="Table1.1">
          <table:table-cell table:style-name="Table1.A1" office:value-type="string">
            <text:p text:style-name="P37">[IPython Terminal]</text:p>
            <text:p text:style-name="P75">Type</text:p>
            <text:p text:style-name="P69"/>
            <text:p text:style-name="P79">%run -i show_included.py</text:p>
            <text:p text:style-name="P2"><text:soft-page-break/><text:span text:style-name="T1">Press</text:span><text:span text:style-name="T63"> Enter</text:span></text:p>
          </table:table-cell>
          <table:table-cell table:style-name="Table1.A1" office:value-type="string">
            <text:p text:style-name="P31">To now run the script type</text:p>
            <text:p text:style-name="P42"/>
            <text:p text:style-name="P81">%run -i show_included.py</text:p>
            <text:p text:style-name="P69"/>
            <text:p text:style-name="P2"><text:soft-page-break/>Then p<text:span text:style-name="T1">ress</text:span><text:span text:style-name="T63"> Enter</text:span></text:p>
          </table:table-cell>
        </table:table-row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6">We get the desired plot.</text:p>
          </table:table-cell>
        </table:table-row>
        <table:table-row table:style-name="Table1.1">
          <table:table-cell table:style-name="Table1.A1" office:value-type="string">
            <text:p text:style-name="P38">[IPython Terminal]</text:p>
            <text:p text:style-name="P61"><text:span text:style-name="T21">Go to the previous command. </text:span>M<text:span text:style-name="T21">odify it by removing </text:span>‘<text:span text:style-name="T21">-i</text:span>’<text:span text:style-name="T21"> in the command to, </text:span><text:span text:style-name="T39"><text:s/></text:span><text:span text:style-name="T5">%run show_included.py</text:span></text:p>
            <text:p text:style-name="P42"/>
            <text:p text:style-name="P42"><text:span text:style-name="T21">and Press</text:span><text:span text:style-name="T39"> Enter</text:span></text:p>
          </table:table-cell>
          <table:table-cell table:style-name="Table1.A1" office:value-type="string">
            <text:p text:style-name="P47"><text:span text:style-name="T21">Go to the previous command. </text:span>M<text:span text:style-name="T21">odify it by removing </text:span>‘<text:span text:style-name="T21">-i</text:span>’<text:span text:style-name="T21"> in the command to, </text:span><text:span text:style-name="T39"><text:s/></text:span></text:p>
            <text:p text:style-name="P60">%run show_included.py</text:p>
            <text:p text:style-name="P31">We see that it raises a <text:span text:style-name="T77">NameError</text:span> saying that the name <text:span text:style-name="T103">linspace</text:span> is not found.</text:p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Summary </text:p>
          </table:table-cell>
          <table:table-cell table:style-name="Table1.A1" office:value-type="string">
            <text:p text:style-name="P6">This brings us to the end of this tutorial. In this tutorial,we have learnt to,</text:p>
            <text:list xml:id="list4943527196723035405" text:style-name="WWNum6">
              <text:list-item>
                <text:p text:style-name="P89"><text:span text:style-name="T21">Retrieve the </text:span><text:span text:style-name="T40">history</text:span><text:span text:style-name="T21"> using <text:s/></text:span><text:span text:style-name="T39">%</text:span><text:span text:style-name="T40">history</text:span><text:span text:style-name="T21"> command.</text:span></text:p>
                <text:p text:style-name="P92"/>
              </text:list-item>
              <text:list-item>
                <text:p text:style-name="P89"><text:span text:style-name="T21">View only a part of </text:span><text:span text:style-name="T40">history</text:span><text:span text:style-name="T21"> by passing argument to</text:span><text:span text:style-name="T39"> %</text:span><text:span text:style-name="T40">history</text:span><text:span text:style-name="T21"> command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Summary </text:p>
          </table:table-cell>
          <table:table-cell table:style-name="Table1.A1" office:value-type="string">
            <text:p text:style-name="P42"/>
            <text:list xml:id="list180704164903823" text:continue-numbering="true" text:style-name="WWNum6">
              <text:list-item>
                <text:p text:style-name="P91">Save the required lines of code in required order using '<text:span text:style-name="T77">%save</text:span>' command.</text:p>
                <text:p text:style-name="P92"/>
              </text:list-item>
              <text:list-item>
                <text:p text:style-name="P94"><text:span text:style-name="T21">Use '</text:span><text:span text:style-name="T40">%run -i</text:span><text:span text:style-name="T21">' command to run </text:span>a<text:span text:style-name="T21"> saved script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Self assessment 1</text:p>
          </table:table-cell>
          <table:table-cell table:style-name="Table1.A1" office:value-type="string">
            <text:list xml:id="list1286653722160542649" text:style-name="WWNum10">
              <text:list-item>
                <text:p text:style-name="P98">How do you save the <text:span text:style-name="T89">command </text:span>lines 2 3 4 5 7 9 10 11</text:p>
              </text:list-item>
            </text:list>
            <text:list xml:id="list8541292496311128442" text:style-name="WWNum2">
              <text:list-item>
                <text:list>
                  <text:list-item>
                    <text:p text:style-name="P102">%save &lt;<text:bookmark-start text:name="__DdeLink__1630_1962639665"/>file<text:span text:style-name="T117">name</text:span><text:bookmark-end text:name="__DdeLink__1630_1962639665"/>&gt; 2-5 7 9-11</text:p>
                  </text:list-item>
                  <text:list-item>
                    <text:p text:style-name="P103"><text:span text:style-name="T57">%save &lt;file</text:span><text:span text:style-name="T58">name</text:span><text:span text:style-name="T91">&gt;</text:span><text:span text:style-name="T57"> 2-11</text:span></text:p>
                  </text:list-item>
                  <text:list-item>
                    <text:p text:style-name="P102">%save &lt;file<text:span text:style-name="T117">name</text:span>&gt;</text:p>
                  </text:list-item>
                  <text:list-item>
                    <text:p text:style-name="P105">%save 2-5 7 9-1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Show Slide </text:p>
            <text:p text:style-name="P2">Self assessment 2</text:p>
          </table:table-cell>
          <table:table-cell table:style-name="Table1.A1" office:value-type="string">
            <text:list xml:id="list2856227312749756452" text:style-name="WWNum7">
              <text:list-item>
                <text:p text:style-name="P95">Which is the command to run <text:span text:style-name="T114">the</text:span> script?</text:p>
              </text:list-item>
            </text:list>
            <text:list xml:id="list6537460830950783303" text:style-name="WWNum1">
              <text:list-item>
                <text:list>
                  <text:list-item>
                    <text:p text:style-name="P104">%execute &lt;script name&gt;</text:p>
                  </text:list-item>
                  <text:list-item>
                    <text:p text:style-name="P104">%run -i &lt;script name&gt; </text:p>
                  </text:list-item>
                  <text:list-item>
                    <text:p text:style-name="P104">%run &lt;script name&gt; </text:p>
                  </text:list-item>
                  <text:list-item>
                    <text:p text:style-name="P106"><text:span text:style-name="T77">%execute -i &lt;script name&gt;</text:span> 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6">Show Slide </text:p>
            <text:p text:style-name="P6">Solution for the self assessment questions</text:p>
          </table:table-cell>
          <table:table-cell table:style-name="Table1.A1" office:value-type="string">
            <text:p text:style-name="P6">And the answers,</text:p>
            <text:list xml:id="list7136030840560226537" text:style-name="WWNum13">
              <text:list-item>
                <text:p text:style-name="P99"><text:span text:style-name="T35">T</text:span><text:span text:style-name="T21">o save the commands</text:span> 2 3 4 5 7 9 10 11, <text:span text:style-name="T97">we issue the </text:span><text:span text:style-name="T79">command</text:span><text:span text:style-name="T77"> </text:span><text:span text:style-name="T107">%save &lt;file</text:span><text:span text:style-name="T108">name</text:span><text:span text:style-name="T107">&gt; 2-5 7 9-11</text:span></text:p>
                <text:p text:style-name="P100"><text:s/></text:p>
              </text:list-item>
              <text:list-item>
                <text:p text:style-name="P101">T<text:span text:style-name="T98">o run the script we use</text:span> <text:span text:style-name="T106">%run -i &lt;scriptname&gt;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Show Slide</text:p>
            <text:p text:style-name="P3">Forum</text:p>
          </table:table-cell>
          <table:table-cell table:style-name="Table1.A1" office:value-type="string">
            <text:p text:style-name="P4">Please post your timed queries in this forum.</text:p>
          </table:table-cell>
        </table:table-row>
        <text:soft-page-break/>
        <table:table-row table:style-name="Table1.1">
          <table:table-cell table:style-name="Table1.A1" office:value-type="string">
            <text:p text:style-name="P3">Show Slide</text:p>
            <text:p text:style-name="P3">Fossee Forum</text:p>
          </table:table-cell>
          <table:table-cell table:style-name="Table1.A1" office:value-type="string">
            <text:p text:style-name="P4">Please post your general queries on Python in this forum.</text:p>
          </table:table-cell>
        </table:table-row>
        <table:table-row table:style-name="Table1.1">
          <table:table-cell table:style-name="Table1.A1" office:value-type="string">
            <text:p text:style-name="P3">Show Slide</text:p>
            <text:p text:style-name="P3">Textbook Companion</text:p>
          </table:table-cell>
          <table:table-cell table:style-name="Table1.A1" office:value-type="string">
            <text:p text:style-name="P4">FOSSEE team coordinates the TBC project.</text:p>
          </table:table-cell>
        </table:table-row>
        <table:table-row table:style-name="Table1.1">
          <table:table-cell table:style-name="Table1.A5" office:value-type="string">
            <text:p text:style-name="P3">Show Slide</text:p>
            <text:p text:style-name="P3">Acknowledgment</text:p>
            <text:p text:style-name="P3">http://spoken-tutorial.org</text:p>
          </table:table-cell>
          <table:table-cell table:style-name="Table1.A5" office:value-type="string">
            <text:p text:style-name="P4">Spoken Tutorial Project is funded by NMEICT, MHRD, Govt. of India.</text:p>
            <text:p text:style-name="P4">For more details, visit this website.</text:p>
          </table:table-cell>
        </table:table-row>
        <table:table-row table:style-name="Table1.1">
          <table:table-cell table:style-name="Table1.A1" office:value-type="string">
            <text:p text:style-name="P3">Previous slide</text:p>
          </table:table-cell>
          <table:table-cell table:style-name="Table1.A1" office:value-type="string">
            <text:p text:style-name="P4">This is _________ from IIT Bombay (or FOSSEE, if you wish) signing off.</text:p>
            <text:p text:style-name="P4">Thank you.</text:p>
          </table:table-cell>
        </table:table-row>
      </table:table>
      <text:p text:style-name="P68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Verdana" svg:font-family="Verdana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true" fo:line-height="100%" fo:keep-with-next="always"/>
      <style:text-properties fo:font-variant="normal" fo:text-transform="non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true" fo:line-height="100%" fo:keep-with-next="always"/>
      <style:text-properties fo:font-variant="normal" fo:text-transform="none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Times New Roman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Times New Roman1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Times New Roman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Times New Roman1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Times New Roman1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Times New Roman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Times New Roman1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Times New Roman1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24T18:07:02.787949456</dc:date>
    <meta:editing-duration>PT5H42M21S</meta:editing-duration>
    <meta:editing-cycles>281</meta:editing-cycles>
    <meta:document-statistic meta:table-count="1" meta:image-count="0" meta:object-count="0" meta:page-count="6" meta:paragraph-count="206" meta:word-count="1196" meta:character-count="6815" meta:non-whitespace-character-count="5789"/>
  </office:meta>
</office:document-meta>
</file>